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 table:number-rows-repeated="1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4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13" office:value-type="string" calcext:value-type="string">
            <text:p>Roche limit</text:p>
          </table:table-cell>
          <table:table-cell table:style-name="ce13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5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6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-00-00</text:date>, <text:time style:data-style-name="N2" text:time-value="21:33:32.539951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19T21:48:04.956079003</dc:date>
    <meta:editing-duration>P2DT1H35M2S</meta:editing-duration>
    <meta:editing-cycles>177</meta:editing-cycles>
    <meta:generator>LibreOffice/24.8.4.2$Linux_X86_64 LibreOffice_project/480$Build-2</meta:generator>
    <meta:document-statistic meta:table-count="8" meta:cell-count="690" meta:object-count="0"/>
  </office:meta>
</office:document-meta>
</file>